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55b7" officeooo:paragraph-rsid="001c55b7"/>
    </style:style>
    <style:style style:name="P2" style:family="paragraph" style:parent-style-name="Preformatted_20_Text">
      <style:paragraph-properties fo:text-align="center" style:justify-single-word="false"/>
      <style:text-properties officeooo:rsid="001c55b7" officeooo:paragraph-rsid="001c55b7"/>
    </style:style>
    <style:style style:name="P3" style:family="paragraph" style:parent-style-name="Preformatted_20_Text">
      <style:paragraph-properties fo:text-align="start" style:justify-single-word="false"/>
      <style:text-properties officeooo:rsid="001c55b7" officeooo:paragraph-rsid="001c55b7"/>
    </style:style>
    <style:style style:name="P4" style:family="paragraph" style:parent-style-name="Preformatted_20_Text">
      <style:paragraph-properties fo:text-align="start" style:justify-single-word="false"/>
      <style:text-properties officeooo:rsid="001c55b7" officeooo:paragraph-rsid="001c7a1e"/>
    </style:style>
    <style:style style:name="P5" style:family="paragraph" style:parent-style-name="Preformatted_20_Text">
      <style:paragraph-properties fo:text-align="start" style:justify-single-word="false"/>
      <style:text-properties officeooo:rsid="001c7a1e" officeooo:paragraph-rsid="001c7a1e"/>
    </style:style>
    <style:style style:name="T1" style:family="text">
      <style:text-properties officeooo:rsid="001c7a1e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10pt" officeooo:rsid="001c55b7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94</text:p>
      <text:p text:style-name="P1">Internet Draft<text:tab/><text:tab/><text:tab/><text:tab/><text:tab/><text:tab/><text:tab/> <text:s text:c="3"/>Portland State University</text:p>
      <text:p text:style-name="P1">Intended status: IRC Class Project Specification<text:tab/><text:tab/><text:tab/><text:tab/><text:tab/>&lt;Date&gt;</text:p>
      <text:p text:style-name="P1">Expires: &lt;Date&gt;</text:p>
      <text:p text:style-name="P1"/>
      <text:p text:style-name="P1"/>
      <text:p text:style-name="P2">Internet Relay Chat Class Project</text:p>
      <text:p text:style-name="P2"/>
      <text:p text:style-name="P2"/>
      <text:p text:style-name="P3">Status of this Memo</text:p>
      <text:p text:style-name="P3"/>
      <text:p text:style-name="P3">Copyright Notice</text:p>
      <text:p text:style-name="P3"/>
      <text:p text:style-name="P3">Abstract</text:p>
      <text:p text:style-name="P3"/>
      <text:p text:style-name="P3">Table of Content</text:p>
      <text:p text:style-name="P3"/>
      <text:p text:style-name="P4"><text:tab/>1. Introduction/Overview<text:span text:style-name="T3">_ _ _ _ _ _ _ _ _ _ _ _ _ _ _ _ _ _ _ _ _ _ _ _ _ _ _ </text:span></text:p>
      <text:p text:style-name="P4"><text:tab/>2. Conventions used in this document_ _ _ _ _ _ _ _ _ _ _ _ _ _ _ _ _ _ _ _ _</text:p>
      <text:p text:style-name="P5"><text:tab/>3. Basic Information_ _ _ _ _ _ _ _ _ _ _ _ _ _ _ _ _ _ _ _ _ _ _ _ _ _ _ _ _</text:p>
      <text:p text:style-name="P5"><text:tab/>4. Message Infrastructure _ _ _ _ _ _ _ _ _ _ _ _ _ _ _ _ _ _ _ _ _ _ _ _ _ _ <text:tab/>5. Client Messages<text:span text:style-name="T4">_ _ _ _ _ _ _ _ _ _ _ _ _ _ _ _ _ _ _ _ _ _ _ _ _ _ _ _ _ _</text:span></text:p>
      <text:p text:style-name="P5"><text:tab/>6. Server Messages<text:span text:style-name="T4">_ _ _ _ _ _ _ _ _ _ _ _ _ _ _ _ _ _ _ _ _ _ _ _ _ _ _ _ _ _</text:span></text:p>
      <text:p text:style-name="P5"><text:tab/>7. Error Handling <text:span text:style-name="T4">_ _ _ _ _ _ _ _ _ _ _ _ _ _ _ _ _ _ _ _ _ _ _ _ _ _ _ _ _ _</text:span></text:p>
      <text:p text:style-name="P5"><text:tab/>8. Conclusion <text:span text:style-name="T4">_ _ _ _ _ _ _ _ _ _ _ _ _ _ _ _ _ _ _ _ _ _ _ _ _ _ _ _ _ _ _ _</text:span></text:p>
      <text:p text:style-name="P5"><text:tab/>9. Security Consideration <text:span text:style-name="T4">_ _ _ _ _ _ _ _ _ _ _ _ _ _ _ _ _ _ _ _ _ _ _ _ _ _</text:span></text:p>
      <text:p text:style-name="P5"><text:tab/>References<text:span text:style-name="T4">_ _ _ _ _ _ _ _ _ _ _ _ _ _ _ _ _ _ _ _ _ _ _ _ _ _ _ _ _ _ _ _ _ _</text:span></text:p>
      <text:p text:style-name="P5"><text:tab/>Acknowledgements<text:span text:style-name="T4">_ _ _ _ _ _ _ _ _ _ _ _ _ _ _ _ _ _ _ _ _ _ _ _ _ _ _ _ _ _ _</text:span></text:p>
      <text:p text:style-name="P3"/>
      <text:p text:style-name="P3">1. Introduction/Overview</text:p>
      <text:p text:style-name="P3"/>
      <text:p text:style-name="P3">2. Conventions used in this document</text:p>
      <text:p text:style-name="P3"/>
      <text:p text:style-name="P5">3. Basic Information</text:p>
      <text:p text:style-name="P5"/>
      <text:p text:style-name="P5">4. Message Infrastructure</text:p>
      <text:p text:style-name="P5"/>
      <text:p text:style-name="P5">5. Client Messages</text:p>
      <text:p text:style-name="P5"/>
      <text:p text:style-name="P5">6. Server Messages</text:p>
      <text:p text:style-name="P5"/>
      <text:p text:style-name="P5">7. Error Handling</text:p>
      <text:p text:style-name="P5"/>
      <text:p text:style-name="P5">8. Conclusion </text:p>
      <text:p text:style-name="P5"/>
      <text:p text:style-name="P5">9. Security Consideration</text:p>
      <text:p text:style-name="P5"/>
      <text:p text:style-name="P5">References</text:p>
      <text:p text:style-name="P5"/>
      <text:p text:style-name="P5">Acknowledgement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08:54.899677221</meta:creation-date>
    <dc:date>2018-05-23T18:30:43.590909266</dc:date>
    <meta:editing-duration>PT8S</meta:editing-duration>
    <meta:editing-cycles>1</meta:editing-cycles>
    <meta:document-statistic meta:table-count="0" meta:image-count="0" meta:object-count="0" meta:page-count="1" meta:paragraph-count="30" meta:word-count="399" meta:character-count="1304" meta:non-whitespace-character-count="908"/>
    <meta:generator>LibreOffice/5.1.6.2$Linux_X86_64 LibreOffice_project/10m0$Build-2</meta:generator>
  </office:meta>
</office:document-meta>
</file>